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700b8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10" style:family="graphic" style:parent-style-name="standard">
      <style:graphic-properties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solid" draw:fill-color="#000000" draw:auto-grow-height="true" draw:auto-grow-width="false" fo:max-height="0cm" fo:min-height="1.439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color="#000000" draw:fill="solid" draw:fill-color="#000000" draw:auto-grow-height="true" draw:auto-grow-width="false" fo:max-height="0cm" fo:min-height="0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7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000000" draw:auto-grow-height="true" draw:auto-grow-width="false" fo:max-height="0cm" fo:min-height="0.75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width="0.2cm" svg:stroke-color="#808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808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808080" draw:marker-start-width="0.5cm" draw:marker-end="Arrow" draw:marker-end-width="0.6cm" draw:fill="solid" draw:fill-color="#808080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000000" fo:font-size="18pt" fo:font-weight="bold" style:font-weight-asian="bold" style:font-weight-complex="bold"/>
    </style:style>
    <style:style style:name="T4" style:family="text">
      <style:text-properties fo:color="#ffffff" fo:font-size="18pt" fo:font-weight="bold" style:font-weight-asian="bold" style:font-weight-complex="bold"/>
    </style:style>
    <style:style style:name="T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3.5cm" svg:height="1cm" svg:x="0cm" svg:y="0.1cm">
          <draw:text-box>
            <text:p text:style-name="P1"><text:span text:style-name="T1">2009 - 2010</text:span></text:p>
          </draw:text-box>
        </draw:frame>
        <draw:custom-shape draw:style-name="gr2" draw:text-style-name="P1" draw:layer="layout" svg:width="0.594cm" svg:height="0.595cm" svg:x="10.49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33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618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827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431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974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0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222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33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733cm" svg:y="13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647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04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33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9.94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34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4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1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7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08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285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494cm" svg:y="1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461cm" svg:y="1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8.1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527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2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468cm" svg:y="1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5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20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07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907cm" svg:y="1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6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2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1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90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90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4.5cm" svg:y="1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5cm" svg:y="1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cm" svg:y1="7.9cm" svg:x2="10cm" svg:y2="12.9cm">
          <text:p/>
        </draw:line>
        <draw:frame draw:style-name="gr11" draw:text-style-name="P2" draw:layer="layout" svg:width="14.5cm" svg:height="0.962cm" svg:x="-0.2cm" svg:y="16.427cm">
          <draw:text-box>
            <text:p text:style-name="P1"><text:span text:style-name="T1">Measures : assess selection differentia (S)</text:span></text:p>
          </draw:text-box>
        </draw:frame>
        <draw:custom-shape draw:style-name="gr12" draw:text-style-name="P1" draw:layer="layout" svg:width="14cm" svg:height="18cm" svg:x="0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cm" svg:y1="7.9cm" svg:x2="4.4cm" svg:y2="12.9cm">
          <text:p/>
        </draw:line>
        <draw:frame draw:style-name="gr13" draw:text-style-name="P3" draw:layer="layout" svg:width="3.4cm" svg:height="1.789cm" svg:x="8.3cm" svg:y="8.911cm">
          <draw:text-box>
            <text:p text:style-name="P1"><text:span text:style-name="T2">Bulk</text:span></text:p>
            <text:p text:style-name="P1"><text:span text:style-name="T2">25 plants</text:span></text:p>
          </draw:text-box>
        </draw:frame>
        <draw:frame draw:style-name="gr14" draw:text-style-name="P3" draw:layer="layout" svg:width="6.3cm" svg:height="2.384cm" svg:x="1.2cm" svg:y="8.605cm">
          <draw:text-box>
            <text:p text:style-name="P1"><text:span text:style-name="T2">Spikes selected, as much as the farmer wants</text:span></text:p>
          </draw:text-box>
        </draw:frame>
        <draw:frame draw:style-name="gr13" draw:text-style-name="P3" draw:layer="layout" svg:width="3.4cm" svg:height="1.789cm" svg:x="8.3cm" svg:y="8.912cm">
          <draw:text-box>
            <text:p text:style-name="P1"><text:span text:style-name="T2">Bulk</text:span></text:p>
            <text:p text:style-name="P1"><text:span text:style-name="T2">25 plants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4" draw:layer="layout" svg:width="13.5cm" svg:height="1cm" svg:x="0cm" svg:y="0.1cm">
          <draw:text-box>
            <text:p text:style-name="P1"><text:span text:style-name="T3">2009 - 2010</text:span></text:p>
          </draw:text-box>
        </draw:frame>
        <draw:custom-shape draw:style-name="gr2" draw:text-style-name="P1" draw:layer="layout" svg:width="0.594cm" svg:height="0.595cm" svg:x="10.49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33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618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827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431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974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0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222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2.60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33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733cm" svg:y="13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647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04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33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9.94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34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4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1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7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08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285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494cm" svg:y="1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461cm" svg:y="1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8.1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527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2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468cm" svg:y="1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5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20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07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907cm" svg:y="1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6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2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1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90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90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4.5cm" svg:y="1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5cm" svg:y="1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cm" svg:y1="7.9cm" svg:x2="10cm" svg:y2="12.9cm">
          <text:p/>
        </draw:line>
        <draw:frame draw:style-name="gr11" draw:text-style-name="P4" draw:layer="layout" svg:width="14cm" svg:height="0.962cm" svg:x="14cm" svg:y="0.119cm">
          <draw:text-box>
            <text:p text:style-name="P1"><text:span text:style-name="T3">2010 - 2011</text:span></text:p>
          </draw:text-box>
        </draw:frame>
        <draw:custom-shape draw:style-name="gr9" draw:text-style-name="P1" draw:layer="layout" svg:width="0.593cm" svg:height="0.595cm" svg:x="16.4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176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5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87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87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5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76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0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87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77cm" svg:y="2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47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47cm" svg:y="3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4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18cm" svg:x="14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cm" svg:y1="7.9cm" svg:x2="4.4cm" svg:y2="12.9cm">
          <text:p/>
        </draw:line>
        <draw:frame draw:style-name="gr13" draw:text-style-name="P5" draw:layer="layout" svg:width="3.4cm" svg:height="1.789cm" svg:x="8.3cm" svg:y="8.91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4" draw:text-style-name="P5" draw:layer="layout" svg:width="6.3cm" svg:height="2.384cm" svg:x="1.2cm" svg:y="8.605cm">
          <draw:text-box>
            <text:p text:style-name="P1"><text:span text:style-name="T4">Spikes selected, as much as the farmer wants</text:span></text:p>
          </draw:text-box>
        </draw:frame>
        <draw:frame draw:style-name="gr13" draw:text-style-name="P5" draw:layer="layout" svg:width="3.4cm" svg:height="1.789cm" svg:x="8.3cm" svg:y="8.91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custom-shape draw:style-name="gr16" draw:text-style-name="P1" xml:id="id1" draw:id="id1" draw:layer="layout" svg:width="4cm" svg:height="3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" draw:id="id2" draw:layer="layout" svg:width="4cm" svg:height="3cm" svg:x="1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4.8cm" svg:y1="16.3cm" svg:x2="18cm" svg:y2="1.5cm" draw:start-shape="id1" draw:start-glue-point="8" draw:end-shape="id2" draw:end-glue-point="4" svg:d="m4800 16300c0 903 6601 602 6601-7399s6599-8301 6599-7401">
          <text:p/>
        </draw:connector>
        <draw:frame draw:style-name="gr11" draw:text-style-name="P2" draw:layer="layout" svg:width="14.5cm" svg:height="0.962cm" svg:x="-0.2cm" svg:y="16.427cm">
          <draw:text-box>
            <text:p text:style-name="P1"><text:span text:style-name="T1">Measures : assess selection differentia (S)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4" draw:layer="layout" svg:width="13.5cm" svg:height="1cm" svg:x="0cm" svg:y="0.1cm">
          <draw:text-box>
            <text:p text:style-name="P1"><text:span text:style-name="T3">2009 - 2010</text:span></text:p>
          </draw:text-box>
        </draw:frame>
        <draw:custom-shape draw:style-name="gr2" draw:text-style-name="P1" draw:layer="layout" svg:width="0.594cm" svg:height="0.595cm" svg:x="10.49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33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618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827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431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974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0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222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2.60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33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733cm" svg:y="13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647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04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33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9.94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34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4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1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7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08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285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494cm" svg:y="1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461cm" svg:y="1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8.1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527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2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468cm" svg:y="1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5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20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07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907cm" svg:y="1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6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2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1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90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90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4.5cm" svg:y="1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5cm" svg:y="1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cm" svg:y1="7.9cm" svg:x2="10cm" svg:y2="12.9cm">
          <text:p/>
        </draw:line>
        <draw:frame draw:style-name="gr11" draw:text-style-name="P4" draw:layer="layout" svg:width="14cm" svg:height="0.962cm" svg:x="14cm" svg:y="0.119cm">
          <draw:text-box>
            <text:p text:style-name="P1"><text:span text:style-name="T3">2010 - 2011</text:span></text:p>
          </draw:text-box>
        </draw:frame>
        <draw:custom-shape draw:style-name="gr4" draw:text-style-name="P1" draw:layer="layout" svg:width="0.593cm" svg:height="0.595cm" svg:x="24.588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797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40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944cm" svg:y="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986cm" svg:y="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4.19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577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3cm" svg:y="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703cm" svg:y="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617cm" svg:y="1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017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30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91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317cm" svg:y="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4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11cm" svg:y="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7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2.057cm" svg:y="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2.255cm" svg:y="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464cm" svg:y="1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431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1.07cm" svg:y="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497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2.17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438cm" svg:y="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4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176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5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87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87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5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76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0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87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77cm" svg:y="2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47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47cm" svg:y="3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4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18cm" svg:x="14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cm" svg:y1="7.9cm" svg:x2="4.4cm" svg:y2="12.9cm">
          <text:p/>
        </draw:line>
        <draw:frame draw:style-name="gr13" draw:text-style-name="P5" draw:layer="layout" svg:width="3.4cm" svg:height="1.789cm" svg:x="8.3cm" svg:y="8.91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4" draw:text-style-name="P5" draw:layer="layout" svg:width="6.3cm" svg:height="2.384cm" svg:x="1.2cm" svg:y="8.605cm">
          <draw:text-box>
            <text:p text:style-name="P1"><text:span text:style-name="T4">Spikes selected, as much as the farmer wants</text:span></text:p>
          </draw:text-box>
        </draw:frame>
        <draw:frame draw:style-name="gr13" draw:text-style-name="P5" draw:layer="layout" svg:width="3.4cm" svg:height="1.789cm" svg:x="8.3cm" svg:y="8.91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custom-shape draw:style-name="gr16" draw:text-style-name="P1" xml:id="id3" draw:id="id3" draw:layer="layout" svg:width="6cm" svg:height="4.1cm" svg:x="7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4" draw:id="id4" draw:layer="layout" svg:width="6cm" svg:height="4.1cm" svg:x="20.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6cm" svg:y1="16.4cm" svg:x2="23.7cm" svg:y2="0.7cm" draw:start-shape="id3" draw:start-glue-point="8" draw:end-shape="id4" draw:end-glue-point="4" svg:d="m10600 16400c0 901 6551 601 6551-7849s6549-8751 6549-7851">
          <text:p/>
        </draw:connector>
        <draw:frame draw:style-name="gr11" draw:text-style-name="P2" draw:layer="layout" svg:width="14.5cm" svg:height="0.962cm" svg:x="-0.2cm" svg:y="16.427cm">
          <draw:text-box>
            <text:p text:style-name="P1"><text:span text:style-name="T1">Measures : assess selection differentia (S)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4" draw:layer="layout" svg:width="13.5cm" svg:height="1cm" svg:x="0cm" svg:y="0.1cm">
          <draw:text-box>
            <text:p text:style-name="P1"><text:span text:style-name="T3">2009 - 2010</text:span></text:p>
          </draw:text-box>
        </draw:frame>
        <draw:custom-shape draw:style-name="gr2" draw:text-style-name="P1" draw:layer="layout" svg:width="0.594cm" svg:height="0.595cm" svg:x="10.49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33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618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827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431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974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0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222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2.60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33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733cm" svg:y="13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647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04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33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9.94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34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4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1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7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08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285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494cm" svg:y="1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461cm" svg:y="1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8.1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527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2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468cm" svg:y="1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5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20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07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907cm" svg:y="1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6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2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1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90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90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4.5cm" svg:y="1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5cm" svg:y="1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cm" svg:y1="7.9cm" svg:x2="10cm" svg:y2="12.9cm">
          <text:p/>
        </draw:line>
        <draw:frame draw:style-name="gr11" draw:text-style-name="P4" draw:layer="layout" svg:width="14cm" svg:height="0.962cm" svg:x="14cm" svg:y="0.119cm">
          <draw:text-box>
            <text:p text:style-name="P1"><text:span text:style-name="T3">2010 - 2011</text:span></text:p>
          </draw:text-box>
        </draw:frame>
        <draw:custom-shape draw:style-name="gr4" draw:text-style-name="P1" draw:layer="layout" svg:width="0.593cm" svg:height="0.595cm" svg:x="24.588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797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40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944cm" svg:y="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986cm" svg:y="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4.19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577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3cm" svg:y="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703cm" svg:y="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617cm" svg:y="1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017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30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91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317cm" svg:y="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4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11cm" svg:y="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7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2.057cm" svg:y="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2.255cm" svg:y="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464cm" svg:y="1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431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1.07cm" svg:y="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497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2.17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438cm" svg:y="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4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176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5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87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87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5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76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0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87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77cm" svg:y="2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47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47cm" svg:y="3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4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18cm" svg:x="14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cm" svg:y1="7.9cm" svg:x2="4.4cm" svg:y2="12.9cm">
          <text:p/>
        </draw:line>
        <draw:frame draw:style-name="gr13" draw:text-style-name="P5" draw:layer="layout" svg:width="3.4cm" svg:height="1.789cm" svg:x="8.3cm" svg:y="8.91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4" draw:text-style-name="P5" draw:layer="layout" svg:width="6.3cm" svg:height="2.384cm" svg:x="1.2cm" svg:y="8.605cm">
          <draw:text-box>
            <text:p text:style-name="P1"><text:span text:style-name="T4">Spikes selected, as much as the farmer wants</text:span></text:p>
          </draw:text-box>
        </draw:frame>
        <draw:frame draw:style-name="gr13" draw:text-style-name="P5" draw:layer="layout" svg:width="3.4cm" svg:height="1.789cm" svg:x="8.3cm" svg:y="8.91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8" draw:text-style-name="P5" draw:layer="layout" svg:width="11cm" svg:height="1.1cm" svg:x="15.5cm" svg:y="5.5cm">
          <draw:text-box>
            <text:p text:style-name="P1"><text:span text:style-name="T4">harvest</text:span></text:p>
          </draw:text-box>
        </draw:frame>
        <draw:line draw:style-name="gr19" draw:text-style-name="P1" draw:layer="layout" svg:x1="23.3cm" svg:y1="4cm" svg:x2="23.3cm" svg:y2="5.5cm">
          <text:p/>
        </draw:line>
        <draw:frame draw:style-name="gr11" draw:text-style-name="P2" draw:layer="layout" svg:width="14.5cm" svg:height="0.962cm" svg:x="-0.2cm" svg:y="16.427cm">
          <draw:text-box>
            <text:p text:style-name="P1"><text:span text:style-name="T1">Measures : assess selection differentia (S)</text:span></text:p>
          </draw:text-box>
        </draw:frame>
        <draw:line draw:style-name="gr19" draw:text-style-name="P1" draw:layer="layout" svg:x1="17.7cm" svg:y1="4cm" svg:x2="17.7cm" svg:y2="5.5cm">
          <text:p/>
        </draw:line>
        <presentation:notes draw:style-name="dp2">
          <draw:page-thumbnail draw:style-name="gr15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4" draw:layer="layout" svg:width="13.5cm" svg:height="1cm" svg:x="0cm" svg:y="0.1cm">
          <draw:text-box>
            <text:p text:style-name="P1"><text:span text:style-name="T3">2009 - 2010</text:span></text:p>
          </draw:text-box>
        </draw:frame>
        <draw:custom-shape draw:style-name="gr2" draw:text-style-name="P1" draw:layer="layout" svg:width="0.594cm" svg:height="0.595cm" svg:x="10.49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33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618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827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431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974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0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222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2.60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33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733cm" svg:y="13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647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04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33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9.94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34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4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1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7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08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285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494cm" svg:y="1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461cm" svg:y="1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8.1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527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2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468cm" svg:y="1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5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20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07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907cm" svg:y="1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6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2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1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90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90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4.5cm" svg:y="1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5cm" svg:y="1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cm" svg:y1="7.9cm" svg:x2="10cm" svg:y2="12.9cm">
          <text:p/>
        </draw:line>
        <draw:frame draw:style-name="gr11" draw:text-style-name="P4" draw:layer="layout" svg:width="14cm" svg:height="0.962cm" svg:x="14cm" svg:y="0.119cm">
          <draw:text-box>
            <text:p text:style-name="P1"><text:span text:style-name="T3">2010 - 2011</text:span></text:p>
          </draw:text-box>
        </draw:frame>
        <draw:custom-shape draw:style-name="gr4" draw:text-style-name="P1" draw:layer="layout" svg:width="0.593cm" svg:height="0.595cm" svg:x="24.588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797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40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944cm" svg:y="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986cm" svg:y="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4.19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577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3cm" svg:y="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703cm" svg:y="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617cm" svg:y="1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017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30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91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317cm" svg:y="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4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11cm" svg:y="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7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2.057cm" svg:y="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2.255cm" svg:y="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464cm" svg:y="1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431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1.07cm" svg:y="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497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2.17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438cm" svg:y="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4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176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5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87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87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5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76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0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87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77cm" svg:y="2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47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47cm" svg:y="3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291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5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10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647cm" svg:y="1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68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3.895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28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003cm" svg:y="1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406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32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2.7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011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613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02cm" svg:y="1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1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813cm" svg:y="1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4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7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1.958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167cm" svg:y="1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134cm" svg:y="1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0.77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1.873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141cm" svg:y="1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4cm" svg:height="0.962cm" svg:x="14cm" svg:y="16.376cm">
          <draw:text-box>
            <text:p text:style-name="P1"><text:span text:style-name="T3">Measures : assess response to selection (R)</text:span></text:p>
          </draw:text-box>
        </draw:frame>
        <draw:custom-shape draw:style-name="gr12" draw:text-style-name="P1" draw:layer="layout" svg:width="14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18cm" svg:x="14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cm" svg:y1="7.9cm" svg:x2="4.4cm" svg:y2="12.9cm">
          <text:p/>
        </draw:line>
        <draw:frame draw:style-name="gr13" draw:text-style-name="P5" draw:layer="layout" svg:width="3.4cm" svg:height="1.789cm" svg:x="8.3cm" svg:y="8.91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4" draw:text-style-name="P5" draw:layer="layout" svg:width="6.3cm" svg:height="2.384cm" svg:x="1.2cm" svg:y="8.605cm">
          <draw:text-box>
            <text:p text:style-name="P1"><text:span text:style-name="T4">Spikes selected, as much as the farmer wants</text:span></text:p>
          </draw:text-box>
        </draw:frame>
        <draw:line draw:style-name="gr10" draw:text-style-name="P1" draw:layer="layout" svg:x1="23.6cm" svg:y1="7.4cm" svg:x2="23.6cm" svg:y2="12.4cm">
          <text:p/>
        </draw:line>
        <draw:line draw:style-name="gr10" draw:text-style-name="P1" draw:layer="layout" svg:x1="17.6cm" svg:y1="7.4cm" svg:x2="17.6cm" svg:y2="12.4cm">
          <text:p/>
        </draw:line>
        <draw:frame draw:style-name="gr13" draw:text-style-name="P5" draw:layer="layout" svg:width="3.4cm" svg:height="1.789cm" svg:x="8.3cm" svg:y="8.91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15.9cm" svg:y="8.6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15.9cm" svg:y="8.60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21.9cm" svg:y="8.6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21.9cm" svg:y="8.60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8" draw:text-style-name="P5" draw:layer="layout" svg:width="11cm" svg:height="1.1cm" svg:x="15.5cm" svg:y="5.5cm">
          <draw:text-box>
            <text:p text:style-name="P1"><text:span text:style-name="T4">harvest</text:span></text:p>
          </draw:text-box>
        </draw:frame>
        <draw:line draw:style-name="gr19" draw:text-style-name="P1" draw:layer="layout" svg:x1="23.3cm" svg:y1="4cm" svg:x2="23.3cm" svg:y2="5.5cm">
          <text:p/>
        </draw:line>
        <draw:frame draw:style-name="gr13" draw:text-style-name="P5" draw:layer="layout" svg:width="3.4cm" svg:height="1.789cm" svg:x="15.9cm" svg:y="8.60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custom-shape draw:style-name="gr9" draw:text-style-name="P1" draw:layer="layout" svg:width="0.593cm" svg:height="0.595cm" svg:x="18.591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4cm" svg:height="0.595cm" svg:x="17.40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947cm" svg:y="1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98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8.195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58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9.303cm" svg:y="1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7.706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62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311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4cm" svg:x="16.913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32cm" svg:y="1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4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13cm" svg:y="1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7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6.0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6.258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4cm" svg:x="15.467cm" svg:y="1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5.434cm" svg:y="1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07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6.173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441cm" svg:y="1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4.5cm" svg:height="0.962cm" svg:x="-0.2cm" svg:y="16.427cm">
          <draw:text-box>
            <text:p text:style-name="P1"><text:span text:style-name="T1">Measures : assess selection differentia (S)</text:span></text:p>
          </draw:text-box>
        </draw:frame>
        <draw:line draw:style-name="gr19" draw:text-style-name="P1" draw:layer="layout" svg:x1="17.7cm" svg:y1="4cm" svg:x2="17.7cm" svg:y2="5.5cm">
          <text:p/>
        </draw:line>
        <presentation:notes draw:style-name="dp2">
          <draw:page-thumbnail draw:style-name="gr15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4" draw:layer="layout" svg:width="13.5cm" svg:height="1cm" svg:x="0cm" svg:y="0.1cm">
          <draw:text-box>
            <text:p text:style-name="P1"><text:span text:style-name="T3">2009 - 2010</text:span></text:p>
          </draw:text-box>
        </draw:frame>
        <draw:custom-shape draw:style-name="gr2" draw:text-style-name="P1" draw:layer="layout" svg:width="0.594cm" svg:height="0.595cm" svg:x="10.49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33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618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827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431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974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0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222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2.60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33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733cm" svg:y="13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647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04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33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9.94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34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4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1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7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08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285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494cm" svg:y="1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461cm" svg:y="1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8.1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527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2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468cm" svg:y="1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5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20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07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907cm" svg:y="1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6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2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1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90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90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4.5cm" svg:y="1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5cm" svg:y="1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cm" svg:y1="7.9cm" svg:x2="10cm" svg:y2="12.9cm">
          <text:p/>
        </draw:line>
        <draw:frame draw:style-name="gr11" draw:text-style-name="P4" draw:layer="layout" svg:width="14cm" svg:height="0.962cm" svg:x="14cm" svg:y="0.119cm">
          <draw:text-box>
            <text:p text:style-name="P1"><text:span text:style-name="T3">2010 - 2011</text:span></text:p>
          </draw:text-box>
        </draw:frame>
        <draw:custom-shape draw:style-name="gr4" draw:text-style-name="P1" draw:layer="layout" svg:width="0.593cm" svg:height="0.595cm" svg:x="24.588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797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40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944cm" svg:y="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986cm" svg:y="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4.19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577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3cm" svg:y="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703cm" svg:y="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617cm" svg:y="1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017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30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91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317cm" svg:y="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4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11cm" svg:y="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7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2.057cm" svg:y="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2.255cm" svg:y="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464cm" svg:y="1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431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1.07cm" svg:y="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497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2.17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438cm" svg:y="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4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176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5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87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87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5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76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0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87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77cm" svg:y="2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47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47cm" svg:y="3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291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5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10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647cm" svg:y="1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68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3.895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28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003cm" svg:y="1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406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32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2.7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011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613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02cm" svg:y="1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1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813cm" svg:y="1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4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7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1.958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167cm" svg:y="1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134cm" svg:y="1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0.77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1.873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141cm" svg:y="1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4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18cm" svg:x="14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cm" svg:y1="7.9cm" svg:x2="4.4cm" svg:y2="12.9cm">
          <text:p/>
        </draw:line>
        <draw:frame draw:style-name="gr13" draw:text-style-name="P5" draw:layer="layout" svg:width="3.4cm" svg:height="1.789cm" svg:x="8.3cm" svg:y="8.91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4" draw:text-style-name="P5" draw:layer="layout" svg:width="6.3cm" svg:height="2.384cm" svg:x="1.2cm" svg:y="8.605cm">
          <draw:text-box>
            <text:p text:style-name="P1"><text:span text:style-name="T4">Spikes selected, as much as the farmer wants</text:span></text:p>
          </draw:text-box>
        </draw:frame>
        <draw:line draw:style-name="gr10" draw:text-style-name="P1" draw:layer="layout" svg:x1="23.6cm" svg:y1="7.4cm" svg:x2="23.6cm" svg:y2="12.4cm">
          <text:p/>
        </draw:line>
        <draw:line draw:style-name="gr10" draw:text-style-name="P1" draw:layer="layout" svg:x1="17.6cm" svg:y1="7.4cm" svg:x2="17.6cm" svg:y2="12.4cm">
          <text:p/>
        </draw:line>
        <draw:frame draw:style-name="gr13" draw:text-style-name="P5" draw:layer="layout" svg:width="3.4cm" svg:height="1.789cm" svg:x="8.3cm" svg:y="8.91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15.9cm" svg:y="8.6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15.9cm" svg:y="8.60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21.9cm" svg:y="8.6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21.9cm" svg:y="8.60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8" draw:text-style-name="P5" draw:layer="layout" svg:width="11cm" svg:height="1.1cm" svg:x="15.5cm" svg:y="5.5cm">
          <draw:text-box>
            <text:p text:style-name="P1"><text:span text:style-name="T4">harvest</text:span></text:p>
          </draw:text-box>
        </draw:frame>
        <draw:line draw:style-name="gr19" draw:text-style-name="P1" draw:layer="layout" svg:x1="23.3cm" svg:y1="4cm" svg:x2="23.3cm" svg:y2="5.5cm">
          <text:p/>
        </draw:line>
        <draw:frame draw:style-name="gr13" draw:text-style-name="P5" draw:layer="layout" svg:width="3.4cm" svg:height="1.789cm" svg:x="15.9cm" svg:y="8.60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1" draw:text-style-name="P4" draw:layer="layout" svg:width="28.5cm" svg:height="1.276cm" svg:x="-0.5cm" svg:y="18.724cm">
          <draw:text-box>
            <text:p text:style-name="P1"><text:span text:style-name="T5">assess realized heritability : h²=R/S</text:span></text:p>
          </draw:text-box>
        </draw:frame>
        <draw:frame draw:style-name="gr11" draw:text-style-name="P4" draw:layer="layout" svg:width="14cm" svg:height="0.962cm" svg:x="14cm" svg:y="16.376cm">
          <draw:text-box>
            <text:p text:style-name="P1"><text:span text:style-name="T3">Measures : assess response to selection (R)</text:span></text:p>
          </draw:text-box>
        </draw:frame>
        <draw:custom-shape draw:style-name="gr9" draw:text-style-name="P1" draw:layer="layout" svg:width="0.593cm" svg:height="0.595cm" svg:x="18.591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4cm" svg:height="0.595cm" svg:x="17.40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947cm" svg:y="1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98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8.195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58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9.303cm" svg:y="1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7.706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62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311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4cm" svg:x="16.913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32cm" svg:y="1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4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13cm" svg:y="1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7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6.0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6.258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4cm" svg:x="15.467cm" svg:y="1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5.434cm" svg:y="1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07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6.173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441cm" svg:y="1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4.5cm" svg:height="0.962cm" svg:x="-0.2cm" svg:y="16.427cm">
          <draw:text-box>
            <text:p text:style-name="P1"><text:span text:style-name="T1">Measures : assess selection differentia (S)</text:span></text:p>
          </draw:text-box>
        </draw:frame>
        <draw:line draw:style-name="gr19" draw:text-style-name="P1" draw:layer="layout" svg:x1="17.7cm" svg:y1="4cm" svg:x2="17.7cm" svg:y2="5.5cm">
          <text:p/>
        </draw:line>
        <presentation:notes draw:style-name="dp2">
          <draw:page-thumbnail draw:style-name="gr15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9" draw:text-style-name="P1" draw:layer="layout" svg:width="0.593cm" svg:height="0.595cm" svg:x="18.591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4cm" svg:height="0.595cm" svg:x="17.40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947cm" svg:y="1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98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8.195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58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9.303cm" svg:y="1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7.706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62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311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4cm" svg:x="16.913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32cm" svg:y="1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4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13cm" svg:y="1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7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6.0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6.258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4cm" svg:x="15.467cm" svg:y="1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5.434cm" svg:y="1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07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6.173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441cm" svg:y="1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13.5cm" svg:height="1cm" svg:x="0cm" svg:y="0.1cm">
          <draw:text-box>
            <text:p text:style-name="P1"><text:span text:style-name="T3">2009 - 2010</text:span></text:p>
          </draw:text-box>
        </draw:frame>
        <draw:custom-shape draw:style-name="gr2" draw:text-style-name="P1" draw:layer="layout" svg:width="0.594cm" svg:height="0.595cm" svg:x="10.49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4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3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3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3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5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33cm" svg:y="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618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827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431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974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01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222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2.60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33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733cm" svg:y="13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647cm" svg:y="1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04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33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9.94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34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4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1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74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08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285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494cm" svg:y="13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461cm" svg:y="1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8.1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527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2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468cm" svg:y="15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5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20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07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907cm" svg:y="1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6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2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1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5.907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907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4.5cm" svg:y="1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4.5cm" svg:y="1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cm" svg:y1="7.9cm" svg:x2="10cm" svg:y2="12.9cm">
          <text:p/>
        </draw:line>
        <draw:frame draw:style-name="gr11" draw:text-style-name="P4" draw:layer="layout" svg:width="14cm" svg:height="0.962cm" svg:x="14cm" svg:y="0.119cm">
          <draw:text-box>
            <text:p text:style-name="P1"><text:span text:style-name="T3">2010 - 2011</text:span></text:p>
          </draw:text-box>
        </draw:frame>
        <draw:custom-shape draw:style-name="gr4" draw:text-style-name="P1" draw:layer="layout" svg:width="0.593cm" svg:height="0.595cm" svg:x="24.588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797cm" svg:y="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40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944cm" svg:y="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986cm" svg:y="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4.19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577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3cm" svg:y="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703cm" svg:y="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617cm" svg:y="1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017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30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91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317cm" svg:y="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4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11cm" svg:y="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71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2.057cm" svg:y="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2.255cm" svg:y="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464cm" svg:y="1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431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1.07cm" svg:y="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497cm" svg:y="2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2.17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438cm" svg:y="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4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176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5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877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87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5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76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07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877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77cm" svg:y="2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47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47cm" svg:y="3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291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5cm" svg:y="1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10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647cm" svg:y="15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68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3.895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28cm" svg:y="1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003cm" svg:y="1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406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32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2.7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011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613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02cm" svg:y="1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1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813cm" svg:y="1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41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7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1.958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167cm" svg:y="1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134cm" svg:y="1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0.77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1.873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141cm" svg:y="1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4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18cm" svg:x="14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cm" svg:y1="7.9cm" svg:x2="4.4cm" svg:y2="12.9cm">
          <text:p/>
        </draw:line>
        <draw:frame draw:style-name="gr13" draw:text-style-name="P5" draw:layer="layout" svg:width="3.4cm" svg:height="1.789cm" svg:x="8.3cm" svg:y="8.91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4" draw:text-style-name="P5" draw:layer="layout" svg:width="6.3cm" svg:height="2.384cm" svg:x="1.2cm" svg:y="8.605cm">
          <draw:text-box>
            <text:p text:style-name="P1"><text:span text:style-name="T4">Spikes selected, as much as the farmer wants</text:span></text:p>
          </draw:text-box>
        </draw:frame>
        <draw:line draw:style-name="gr10" draw:text-style-name="P1" draw:layer="layout" svg:x1="23.6cm" svg:y1="7.4cm" svg:x2="23.6cm" svg:y2="12.4cm">
          <text:p/>
        </draw:line>
        <draw:line draw:style-name="gr10" draw:text-style-name="P1" draw:layer="layout" svg:x1="17.6cm" svg:y1="7.4cm" svg:x2="17.6cm" svg:y2="12.4cm">
          <text:p/>
        </draw:line>
        <draw:frame draw:style-name="gr13" draw:text-style-name="P5" draw:layer="layout" svg:width="3.4cm" svg:height="1.789cm" svg:x="8.3cm" svg:y="8.91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15.9cm" svg:y="8.6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15.9cm" svg:y="8.60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21.9cm" svg:y="8.6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3" draw:text-style-name="P5" draw:layer="layout" svg:width="3.4cm" svg:height="1.789cm" svg:x="21.9cm" svg:y="8.601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frame draw:style-name="gr18" draw:text-style-name="P5" draw:layer="layout" svg:width="11cm" svg:height="1.1cm" svg:x="15.5cm" svg:y="5.5cm">
          <draw:text-box>
            <text:p text:style-name="P1"><text:span text:style-name="T4">harvest</text:span></text:p>
          </draw:text-box>
        </draw:frame>
        <draw:line draw:style-name="gr19" draw:text-style-name="P1" draw:layer="layout" svg:x1="23.3cm" svg:y1="4cm" svg:x2="23.3cm" svg:y2="5.5cm">
          <text:p/>
        </draw:line>
        <draw:frame draw:style-name="gr13" draw:text-style-name="P5" draw:layer="layout" svg:width="3.4cm" svg:height="1.789cm" svg:x="15.9cm" svg:y="8.602cm">
          <draw:text-box>
            <text:p text:style-name="P1"><text:span text:style-name="T4">Bulk</text:span></text:p>
            <text:p text:style-name="P1"><text:span text:style-name="T4">25 plants</text:span></text:p>
          </draw:text-box>
        </draw:frame>
        <draw:custom-shape draw:style-name="gr16" draw:text-style-name="P1" xml:id="id5" draw:id="id5" draw:layer="layout" svg:width="6cm" svg:height="4.1cm" svg:x="7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6" draw:id="id6" draw:layer="layout" svg:width="6cm" svg:height="4.1cm" svg:x="20.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7" draw:id="id7" draw:layer="layout" svg:width="4cm" svg:height="3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8" draw:id="id8" draw:layer="layout" svg:width="4cm" svg:height="3cm" svg:x="1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6cm" svg:y1="16.4cm" svg:x2="23.7cm" svg:y2="0.7cm" draw:start-shape="id5" draw:start-glue-point="8" draw:end-shape="id6" draw:end-glue-point="4" svg:d="m10600 16400c0 901 6551 601 6551-7849s6549-8751 6549-7851">
          <text:p/>
        </draw:connector>
        <draw:connector draw:style-name="gr17" draw:text-style-name="P1" draw:layer="layout" draw:type="curve" svg:x1="4.8cm" svg:y1="16.3cm" svg:x2="18cm" svg:y2="1.5cm" draw:start-shape="id7" draw:start-glue-point="8" draw:end-shape="id8" draw:end-glue-point="4" svg:d="m4800 16300c0 903 6601 602 6601-7399s6599-8301 6599-7401">
          <text:p/>
        </draw:connector>
        <draw:frame draw:style-name="gr11" draw:text-style-name="P4" draw:layer="layout" svg:width="14cm" svg:height="0.962cm" svg:x="14cm" svg:y="16.376cm">
          <draw:text-box>
            <text:p text:style-name="P1"><text:span text:style-name="T3">Measures : assess response to selection (R)</text:span></text:p>
          </draw:text-box>
        </draw:frame>
        <draw:frame draw:style-name="gr11" draw:text-style-name="P4" draw:layer="layout" svg:width="28.5cm" svg:height="1.276cm" svg:x="-0.5cm" svg:y="18.724cm">
          <draw:text-box>
            <text:p text:style-name="P1"><text:span text:style-name="T5">assess realized heritability : h²=R/S</text:span></text:p>
          </draw:text-box>
        </draw:frame>
        <draw:frame draw:style-name="gr11" draw:text-style-name="P2" draw:layer="layout" svg:width="14.5cm" svg:height="0.962cm" svg:x="-0.2cm" svg:y="16.427cm">
          <draw:text-box>
            <text:p text:style-name="P1"><text:span text:style-name="T1">Measures : assess selection differentia (S)</text:span></text:p>
          </draw:text-box>
        </draw:frame>
        <draw:line draw:style-name="gr19" draw:text-style-name="P1" draw:layer="layout" svg:x1="17.7cm" svg:y1="4cm" svg:x2="17.7cm" svg:y2="5.5cm">
          <text:p/>
        </draw:line>
        <presentation:notes draw:style-name="dp2">
          <draw:page-thumbnail draw:style-name="gr15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9" draw:text-style-name="P1" draw:layer="layout" svg:width="0.593cm" svg:height="0.595cm" svg:x="18.291cm" svg:y="17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5cm" svg:y="17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4cm" svg:height="0.595cm" svg:x="17.1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647cm" svg:y="1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689cm" svg:y="1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7.895cm" svg:y="1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28cm" svg:y="1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9.003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7.406cm" svg:y="16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32cm" svg:y="16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7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011cm" svg:y="1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4cm" svg:x="16.613cm" svg:y="1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02cm" svg:y="1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9.1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813cm" svg:y="16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4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76cm" svg:y="1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958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4cm" svg:x="15.167cm" svg:y="16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5.134cm" svg:y="1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4.77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5cm" svg:x="15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5.873cm" svg:y="1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141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13.5cm" svg:height="1.276cm" svg:x="0.3cm" svg:y="0.2cm">
          <draw:text-box>
            <text:p text:style-name="P7"><text:span text:style-name="T5">2014 - 2015</text:span></text:p>
          </draw:text-box>
        </draw:frame>
        <draw:custom-shape draw:style-name="gr2" draw:text-style-name="P1" draw:layer="layout" svg:width="0.594cm" svg:height="0.595cm" svg:x="10.491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6.806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578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78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2.506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391cm" svg:y="9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7cm" svg:y="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934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976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182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567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0.2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4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4.3cm" svg:y="7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607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4.09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478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87cm" svg:y="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5.08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4.291cm" svg:y="9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4.489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834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676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082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6.467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6.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98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3.5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507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59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4.97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18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4.58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3.791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3.989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5.334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5.176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4.582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5.967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5.69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198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.6cm" svg:y="6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6.007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7.69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078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287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8cm" svg:height="0.594cm" svg:x="8.68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8.091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8.089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434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9.276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8.682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0.06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9.79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7.298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1cm" svg:y="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107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69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2cm" svg:y="7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7.007cm" svg:y="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3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7.4cm" svg:y="9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6.907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7.607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8.007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5.1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767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3.106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8.298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7.9cm" svg:y="8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607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3.433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6.507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4.6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4cm" svg:height="0.594cm" svg:x="7.7cm" svg:y="6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9.307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3.307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4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.406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7.506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1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6cm" svg:height="0.594cm" svg:x="3.14cm" svg:y="7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9.7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1.818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1.027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10.631cm" svg:y="1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12.174cm" svg:y="1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21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11.422cm" svg:y="18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2.807cm" svg:y="16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2.53cm" svg:y="1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10.933cm" svg:y="1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9.847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0.247cm" svg:y="1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0.53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10.14cm" svg:y="17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11.54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12.64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34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1.94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9.28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9.485cm" svg:y="16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8.694cm" svg:y="16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8.661cm" svg:y="17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8.727cm" svg:y="1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9.4cm" svg:y="17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9.668cm" svg:y="18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.2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906cm" svg:y="1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.3cm" svg:y="1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607cm" svg:y="1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.607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3.3cm" svg:y="1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906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0.8cm" svg:y="1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3.607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607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.2cm" svg:y="16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.2cm" svg:y="17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2cm" svg:y1="10.9cm" svg:x2="10.2cm" svg:y2="15.9cm">
          <text:p/>
        </draw:line>
        <draw:frame draw:style-name="gr11" draw:text-style-name="P4" draw:layer="layout" svg:width="14cm" svg:height="1.276cm" svg:x="14cm" svg:y="0.019cm">
          <draw:text-box>
            <text:p text:style-name="P7"><text:span text:style-name="T5">2015 - 2016</text:span></text:p>
          </draw:text-box>
        </draw:frame>
        <draw:custom-shape draw:style-name="gr4" draw:text-style-name="P1" draw:layer="layout" svg:width="0.593cm" svg:height="0.595cm" svg:x="24.58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797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401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944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986cm" svg:y="5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4.19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5.577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5.3cm" svg:y="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703cm" svg:y="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2.617cm" svg:y="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3.017cm" svg:y="5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3.308cm" svg:y="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91cm" svg:y="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4.317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41cm" svg:y="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11cm" svg:y="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71cm" svg:y="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2.057cm" svg:y="4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2.255cm" svg:y="5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1.464cm" svg:y="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1.431cm" svg:y="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594cm" svg:height="0.595cm" svg:x="23.37cm" svg:y="4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1.497cm" svg:y="5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2.17cm" svg:y="6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438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47cm" svg:y="6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176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57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877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6.877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8.57cm" svg:y="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176cm" svg:y="6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6.07cm" svg:y="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8.877cm" svg:y="6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877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17.47cm" svg:y="5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17.47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6.091cm" svg:y="17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5.3cm" svg:y="17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4.90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6.447cm" svg:y="1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6.489cm" svg:y="1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5.695cm" svg:y="1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7.08cm" svg:y="1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26.803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5.206cm" svg:y="16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3cm" svg:height="0.595cm" svg:x="24.12cm" svg:y="16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4.5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4.811cm" svg:y="1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4.413cm" svg:y="1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93cm" svg:height="0.595cm" svg:x="25.82cm" svg:y="1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93cm" svg:height="0.595cm" svg:x="26.9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5.613cm" svg:y="16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93cm" svg:height="0.595cm" svg:x="26.2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.56cm" svg:y="1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0.595cm" svg:x="23.758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3cm" svg:height="0.594cm" svg:x="22.967cm" svg:y="16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2.934cm" svg:y="1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94cm" svg:height="0.595cm" svg:x="19.473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94cm" svg:height="0.595cm" svg:x="2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94cm" svg:height="0.595cm" svg:x="23.673cm" svg:y="1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93cm" svg:height="0.595cm" svg:x="23.941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4cm" svg:height="21cm" svg:x="14cm" svg:y="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6cm" svg:y1="10.9cm" svg:x2="3.6cm" svg:y2="15.9cm">
          <text:p/>
        </draw:line>
        <draw:frame draw:style-name="gr13" draw:text-style-name="P5" draw:layer="layout" svg:width="3.4cm" svg:height="1.789cm" svg:x="8.5cm" svg:y="11.911cm">
          <draw:text-box>
            <text:p text:style-name="P7"><text:span text:style-name="T4">Bulk</text:span></text:p>
            <text:p text:style-name="P7"><text:span text:style-name="T4">25 plants</text:span></text:p>
          </draw:text-box>
        </draw:frame>
        <draw:frame draw:style-name="gr14" draw:text-style-name="P5" draw:layer="layout" svg:width="6.3cm" svg:height="2.384cm" svg:x="0.5cm" svg:y="11.605cm">
          <draw:text-box>
            <text:p text:style-name="P7"><text:span text:style-name="T4">Spikes selected, as much as the farmer wants</text:span></text:p>
          </draw:text-box>
        </draw:frame>
        <draw:line draw:style-name="gr10" draw:text-style-name="P1" draw:layer="layout" svg:x1="25.4cm" svg:y1="10.5cm" svg:x2="25.4cm" svg:y2="15.5cm">
          <text:p/>
        </draw:line>
        <draw:line draw:style-name="gr10" draw:text-style-name="P1" draw:layer="layout" svg:x1="17.3cm" svg:y1="10.5cm" svg:x2="17.3cm" svg:y2="15.5cm">
          <text:p/>
        </draw:line>
        <draw:frame draw:style-name="gr13" draw:text-style-name="P5" draw:layer="layout" svg:width="3.4cm" svg:height="1.789cm" svg:x="8.5cm" svg:y="11.912cm">
          <draw:text-box>
            <text:p text:style-name="P7"><text:span text:style-name="T4">Bulk</text:span></text:p>
            <text:p text:style-name="P7"><text:span text:style-name="T4">25 plants</text:span></text:p>
          </draw:text-box>
        </draw:frame>
        <draw:frame draw:style-name="gr13" draw:text-style-name="P5" draw:layer="layout" svg:width="3.4cm" svg:height="1.789cm" svg:x="15.6cm" svg:y="11.7cm">
          <draw:text-box>
            <text:p text:style-name="P7"><text:span text:style-name="T4">Bulk</text:span></text:p>
            <text:p text:style-name="P7"><text:span text:style-name="T4">25 plants</text:span></text:p>
          </draw:text-box>
        </draw:frame>
        <draw:frame draw:style-name="gr13" draw:text-style-name="P5" draw:layer="layout" svg:width="3.4cm" svg:height="1.789cm" svg:x="15.6cm" svg:y="11.701cm">
          <draw:text-box>
            <text:p text:style-name="P7"><text:span text:style-name="T4">Bulk</text:span></text:p>
            <text:p text:style-name="P7"><text:span text:style-name="T4">25 plants</text:span></text:p>
          </draw:text-box>
        </draw:frame>
        <draw:frame draw:style-name="gr13" draw:text-style-name="P5" draw:layer="layout" svg:width="3.4cm" svg:height="1.789cm" svg:x="23.7cm" svg:y="11.7cm">
          <draw:text-box>
            <text:p text:style-name="P7"><text:span text:style-name="T4">Bulk</text:span></text:p>
            <text:p text:style-name="P7"><text:span text:style-name="T4">25 plants</text:span></text:p>
          </draw:text-box>
        </draw:frame>
        <draw:frame draw:style-name="gr13" draw:text-style-name="P5" draw:layer="layout" svg:width="3.4cm" svg:height="1.789cm" svg:x="23.7cm" svg:y="11.701cm">
          <draw:text-box>
            <text:p text:style-name="P7"><text:span text:style-name="T4">Bulk</text:span></text:p>
            <text:p text:style-name="P7"><text:span text:style-name="T4">25 plants</text:span></text:p>
          </draw:text-box>
        </draw:frame>
        <draw:frame draw:style-name="gr18" draw:text-style-name="P5" draw:layer="layout" svg:width="11cm" svg:height="1.1cm" svg:x="15.5cm" svg:y="8.5cm">
          <draw:text-box>
            <text:p text:style-name="P7"><text:span text:style-name="T4">harvest</text:span></text:p>
          </draw:text-box>
        </draw:frame>
        <draw:line draw:style-name="gr19" draw:text-style-name="P1" draw:layer="layout" svg:x1="23.3cm" svg:y1="7cm" svg:x2="23.3cm" svg:y2="8.5cm">
          <text:p/>
        </draw:line>
        <draw:frame draw:style-name="gr13" draw:text-style-name="P5" draw:layer="layout" svg:width="3.4cm" svg:height="1.789cm" svg:x="15.6cm" svg:y="11.702cm">
          <draw:text-box>
            <text:p text:style-name="P7"><text:span text:style-name="T4">Bulk</text:span></text:p>
            <text:p text:style-name="P7"><text:span text:style-name="T4">25 plants</text:span></text:p>
          </draw:text-box>
        </draw:frame>
        <draw:custom-shape draw:style-name="gr21" draw:text-style-name="P1" xml:id="id9" draw:id="id9" draw:layer="layout" svg:width="6cm" svg:height="4.1cm" svg:x="7.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0" draw:id="id10" draw:layer="layout" svg:width="6cm" svg:height="4.1cm" svg:x="20.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1" draw:id="id11" draw:layer="layout" svg:width="4cm" svg:height="3cm" svg:x="0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2" draw:id="id12" draw:layer="layout" svg:width="4cm" svg:height="3cm" svg:x="1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curve" svg:x1="12.922cm" svg:y1="15.9cm" svg:x2="23.7cm" svg:y2="3.7cm" draw:start-shape="id9" draw:start-glue-point="11" draw:end-shape="id10" draw:end-glue-point="4" svg:d="m12922 15900c0-19200 10778-13100 10778-12200">
          <text:p/>
        </draw:connector>
        <draw:connector draw:style-name="gr23" draw:text-style-name="P1" draw:layer="layout" draw:type="curve" draw:line-skew="0.325cm -1.36cm" svg:x1="0.6cm" svg:y1="17.7cm" svg:x2="18cm" svg:y2="4.5cm" draw:start-shape="id11" draw:start-glue-point="6" draw:end-shape="id12" draw:end-glue-point="4" svg:d="m600 17700c-412 0-343-7580 4109-11615s13291-4525 13291-1585">
          <text:p/>
        </draw:connector>
        <draw:frame draw:style-name="gr11" draw:text-style-name="P4" draw:layer="layout" svg:width="14cm" svg:height="1.276cm" svg:x="14cm" svg:y="19.676cm">
          <draw:text-box>
            <text:p text:style-name="P7"><text:span text:style-name="T5">assess response to selection</text:span></text:p>
          </draw:text-box>
        </draw:frame>
        <draw:frame draw:style-name="gr11" draw:text-style-name="P4" draw:layer="layout" svg:width="14.5cm" svg:height="1.276cm" svg:x="-0.2cm" svg:y="19.727cm">
          <draw:text-box>
            <text:p text:style-name="P7"><text:span text:style-name="T5">assess selection differentia</text:span></text:p>
          </draw:text-box>
        </draw:frame>
        <draw:line draw:style-name="gr19" draw:text-style-name="P1" draw:layer="layout" svg:x1="17.7cm" svg:y1="7cm" svg:x2="17.7cm" svg:y2="8.5cm">
          <text:p/>
        </draw:line>
        <draw:custom-shape draw:style-name="gr24" draw:text-style-name="P1" draw:layer="layout" svg:width="2.5cm" svg:height="1cm" svg:x="4.9cm" svg:y="17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8" draw:layer="layout" svg:width="1.9cm" svg:height="2.143cm" svg:x="5.2cm" svg:y="15.4cm">
          <draw:text-box draw:corner-radius="3cm">
            <text:p text:style-name="P8"><text:span text:style-name="T6">S</text:span></text:p>
          </draw:text-box>
        </draw:frame>
        <draw:custom-shape draw:style-name="gr24" draw:text-style-name="P1" draw:layer="layout" svg:width="2.5cm" svg:height="1cm" svg:x="20.2cm" svg:y="1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8" draw:layer="layout" svg:width="1.9cm" svg:height="2.143cm" svg:x="20.5cm" svg:y="15.3cm">
          <draw:text-box draw:corner-radius="3cm">
            <text:p text:style-name="P8"><text:span text:style-name="T6">R</text:span>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Mag</meta:initial-creator>
    <meta:creation-date>2013-01-17T20:24:34</meta:creation-date>
    <meta:generator>LibreOffice/3.5$Linux_X86_64 LibreOffice_project/350m1$Build-2</meta:generator>
    <dc:date>2015-12-07T12:31:23</dc:date>
    <dc:creator>pierre </dc:creator>
    <meta:editing-duration>PT1H20M51S</meta:editing-duration>
    <meta:editing-cycles>23</meta:editing-cycles>
    <meta:document-statistic meta:object-count="1587"/>
  </office:meta>
</office:document-meta>
</file>